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8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39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draw:stroke="none" svg:stroke-color="#000000" draw:fill="none" draw:fill-color="#ffffff" fo:min-height="1.524cm"/>
    </style:style>
    <style:style style:name="gr8" style:family="graphic" style:parent-style-name="standard">
      <style:graphic-properties draw:stroke="none" svg:stroke-color="#000000" draw:marker-start="Arrowheads_20_1" draw:marker-end="" draw:fill="none" draw:fill-color="#ffffff" fo:min-height="5.588cm"/>
    </style:style>
    <style:style style:name="gr9" style:family="graphic" style:parent-style-name="objectwithoutfill">
      <style:graphic-properties draw:marker-start="Arrowheads_20_1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marker-start="Arrowheads_20_1" draw:marker-end="" draw:fill="none" draw:fill-color="#ffffff" fo:min-height="6.858cm"/>
    </style:style>
    <style:style style:name="gr11" style:family="graphic" style:parent-style-name="standard">
      <style:graphic-properties draw:stroke="none" svg:stroke-color="#000000" draw:marker-start="Arrowheads_20_1" draw:marker-end="" draw:fill="none" draw:fill-color="#ffffff" fo:min-height="3.4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2.54cm" svg:x="11.541cm" svg:y="5.318cm">
          <text:p text:style-name="P1">class Strategy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54cm" svg:x="11.668cm" svg:y="17.51cm">
          <text:p text:style-name="P1">class Micro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54cm" svg:x="11.541cm" svg:y="11.287cm">
          <text:p text:style-name="P1">class Tactics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8.89cm" svg:x="1cm" svg:y="9.255cm">
          <text:p text:style-name="P1">class Bo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12.176cm" svg:x2="11.414cm" svg:y2="6.969cm">
          <text:p/>
        </draw:line>
        <draw:line draw:style-name="gr2" draw:text-style-name="P1" draw:layer="layout" svg:x1="6.207cm" svg:y1="13.319cm" svg:x2="11.16cm" svg:y2="12.557cm">
          <text:p/>
        </draw:line>
        <draw:line draw:style-name="gr2" draw:text-style-name="P1" draw:layer="layout" svg:x1="6.207cm" svg:y1="16.24cm" svg:x2="11.541cm" svg:y2="18.907cm">
          <text:p/>
        </draw:line>
        <draw:frame draw:style-name="gr3" draw:layer="layout" svg:width="3.937cm" svg:height="2.536cm" svg:x="6.461cm" svg:y="13.323cm">
          <draw:text-box>
            <text:p>Calls each layer in sequence</text:p>
          </draw:text-box>
        </draw:frame>
        <draw:custom-shape draw:style-name="gr4" draw:text-style-name="P1" draw:layer="layout" svg:width="1.905cm" svg:height="1.778cm" svg:x="13.7cm" svg:y="8.7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.159cm" svg:height="1.905cm" svg:x="13.573cm" svg:y="14.8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5.969cm" svg:height="1.089cm" svg:x="11.922cm" svg:y="7.912cm">
          <draw:text-box>
            <text:p>Return dict</text:p>
          </draw:text-box>
        </draw:frame>
        <draw:frame draw:style-name="gr5" draw:layer="layout" svg:width="5.969cm" svg:height="1.089cm" svg:x="12.049cm" svg:y="13.827cm">
          <draw:text-box>
            <text:p>Return dict</text:p>
          </draw:text-box>
        </draw:frame>
        <draw:frame draw:style-name="gr5" draw:layer="layout" svg:width="5.969cm" svg:height="1.089cm" svg:x="12.049cm" svg:y="20.05cm">
          <draw:text-box>
            <text:p>Return dict</text:p>
          </draw:text-box>
        </draw:frame>
        <draw:frame draw:style-name="gr6" draw:layer="layout" svg:width="4.953cm" svg:height="1.012cm" svg:x="13.065cm" svg:y="10.398cm">
          <draw:text-box>
            <text:p>Input dict</text:p>
          </draw:text-box>
        </draw:frame>
        <draw:frame draw:style-name="gr6" draw:layer="layout" svg:width="4.953cm" svg:height="1.012cm" svg:x="13.065cm" svg:y="16.621cm">
          <draw:text-box>
            <text:p>Input dict</text:p>
          </draw:text-box>
        </draw:frame>
        <draw:custom-shape draw:style-name="gr4" draw:text-style-name="P1" draw:layer="layout" svg:width="2.032cm" svg:height="2.159cm" svg:x="13.7cm" svg:y="21.5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6.096cm" svg:height="1.774cm" svg:x="12.557cm" svg:y="24.495cm">
          <draw:text-box>
            <text:p>Used as final command</text:p>
          </draw:text-box>
        </draw:frame>
        <draw:frame draw:style-name="gr8" draw:layer="layout" svg:width="9.652cm" svg:height="8.783cm" svg:x="1cm" svg:y="19.522cm">
          <draw:text-box>
            <text:p>For each layer, the output dict is passed to next layer as input dict.</text:p>
            <text:p>If layer does nothing i.e. returns None or empty dict, the output dict from the previous layer is passed to the next layer.</text:p>
            <text:p>If one of higher layers returns a dict with desired final field (e.g. 'placement' for command place_troops) subsequent layers are skipped.</text:p>
          </draw:text-box>
        </draw:frame>
      </draw:page>
      <draw:page draw:name="page2" draw:style-name="dp1" draw:master-page-name="Default">
        <draw:custom-shape draw:style-name="gr1" draw:text-style-name="P1" draw:layer="layout" svg:width="11.049cm" svg:height="5.08cm" svg:x="5.318cm" svg:y="4.81cm">
          <text:p text:style-name="P1">Class BotLayer:</text:p>
          <text:p text:style-name="P1"/>
          <text:p text:style-name="P2">+pick_starting_regions(info, input)</text:p>
          <text:p text:style-name="P2">+place_troops(info, input)</text:p>
          <text:p text:style-name="P2">+attack_transfer(info, inpu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413cm" svg:x="15.224cm" svg:y="13.573cm">
          <text:p text:style-name="P1">Micro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413cm" svg:x="1.127cm" svg:y="13.573cm">
          <text:p text:style-name="P1">Strategy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413cm" svg:x="8.874cm" svg:y="13.573cm">
          <text:p text:style-name="P1">TacticsLayer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35cm" svg:y1="9.89cm" svg:x2="5.064cm" svg:y2="13.573cm">
          <text:p/>
        </draw:line>
        <draw:line draw:style-name="gr9" draw:text-style-name="P1" draw:layer="layout" svg:x1="10.398cm" svg:y1="10.017cm" svg:x2="11.16cm" svg:y2="13.573cm">
          <text:p/>
        </draw:line>
        <draw:line draw:style-name="gr9" draw:text-style-name="P1" draw:layer="layout" svg:x1="13.827cm" svg:y1="9.89cm" svg:x2="17.129cm" svg:y2="13.446cm">
          <text:p/>
        </draw:line>
        <draw:frame draw:style-name="gr10" draw:layer="layout" svg:width="17.272cm" svg:height="7.361cm" svg:x="1.635cm" svg:y="21.574cm">
          <draw:text-box>
            <text:p>Required final outputs for each action (usually, this field should be returned only by the last – Micro – layer):</text:p>
            <text:p/>
            <text:p>pick_starting_regions(): “picked_region”</text:p>
            <text:p/>
            <text:p>place_troops(): “placements”</text:p>
            <text:p/>
            <text:p>attack_transfer(): “attack_transfers”</text:p>
            <text:p/>
            <text:p>(the names were just adapted from the starter bot)</text:p>
          </draw:text-box>
        </draw:frame>
        <draw:frame draw:style-name="gr11" draw:layer="layout" svg:width="16.764cm" svg:height="3.806cm" svg:x="1.635cm" svg:y="17.256cm">
          <draw:text-box>
            <text:p>The <text:span text:style-name="T1">info </text:span><text:span text:style-name="T2">param</text:span><text:span text:style-name="T2"> contains all information about the game, e.g. world, starting_armies, your_bot, time</text:span><text:span text:style-name="T2"><text:line-break/></text:span><text:span text:style-name="T2">More can be added or changed according to needs</text:span></text:p>
            <text:p><text:span text:style-name="T2">The </text:span><text:span text:style-name="T1">input </text:span><text:span text:style-name="T2">param contains the dictionary from the previous layer. Empty for the highest lay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7:24:34.299926187</meta:creation-date>
    <dc:date>2014-10-24T17:45:13.689075469</dc:date>
    <meta:editing-duration>PT4M50S</meta:editing-duration>
    <meta:editing-cycles>3</meta:editing-cycles>
    <meta:generator>LibreOffice/4.2.6.3$Linux_X86_64 LibreOffice_project/420m0$Build-3</meta:generator>
    <meta:document-statistic meta:object-count="27"/>
  </office:meta>
</office:document-meta>
</file>